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EventAdapter.FontEventAdapter( EventBroadcaster broadca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EventAdapter.getEven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EventAdapter.glyphNotAvailable( Object source , char ch , String fo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EventAdapter.fontLoadingErrorAtAutoDetection( Object source , String fontURL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EventAdapter.fontSubstituted( Object source , FontTriplet requested , FontTriplet effe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